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400E4C42A7BAD1986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bianTalk1-title">
      <style:graphic-properties draw:auto-grow-height="true" fo:min-height="3.507cm"/>
      <style:paragraph-properties style:writing-mode="lr-tb"/>
    </style:style>
    <style:style style:name="pr2" style:family="presentation" style:parent-style-name="DebianTalk1-subtitle">
      <style:graphic-properties draw:fill-color="#ffffff" draw:auto-grow-height="true" fo:min-height="13.86cm"/>
      <style:paragraph-properties style:writing-mode="lr-tb"/>
    </style:style>
    <style:style style:name="pr3" style:family="presentation" style:parent-style-name="DebianTalk1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bianTalk1-outline1">
      <style:graphic-properties fo:min-height="13.61cm"/>
      <style:paragraph-properties style:writing-mode="lr-tb"/>
    </style:style>
    <style:style style:name="pr5" style:family="presentation" style:parent-style-name="DebianTalk1-notes">
      <style:graphic-properties draw:fill-color="#ffffff" fo:min-height="13.114cm"/>
      <style:paragraph-properties style:writing-mode="lr-tb"/>
    </style:style>
    <style:style style:name="pr6" style:family="presentation" style:parent-style-name="DebianTalk1-title">
      <style:graphic-properties fo:min-height="3.506cm"/>
      <style:paragraph-properties style:writing-mode="lr-tb"/>
    </style:style>
    <style:style style:name="pr7" style:family="presentation" style:parent-style-name="DebianTalk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>
          <draw:text-box>
            <text:p>QB Networks<text:line-break/>Masscollabs Services</text:p>
          </draw:text-box>
        </draw:frame>
        <draw:frame presentation:style-name="pr2" draw:text-style-name="P1" draw:layer="layout" svg:width="24cm" svg:height="13.927cm" svg:x="1cm" svg:y="4.881cm" presentation:class="subtitle" presentation:user-transformed="true">
          <draw:text-box>
            <text:p>By Mert Gör(Founder)</text:p>
            <text:p><text:a xlink:href="mailto:mertgor@qbnetworks.xyz" xlink:type="simple">mertgor@qbnetworks.xyz</text:a></text:p>
            <text:p>0xD200B456637BC4F3</text:p>
            <text:p/>
            <text:p>Embracing Debian community </text:p>
            <text:p>and </text:p>
            <text:p>Free Software Foundation</text:p>
            <text:p>(Free Software Directory contributions)</text:p>
            <text:p>June 2024 Report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 text:style-name="P2">QB Networks<text:line-break/>Masscollabs Services</text:p>
          </draw:text-box>
        </draw:frame>
        <draw:frame presentation:style-name="pr4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From now on QB Networks will be the leading company as security services for Masscollabs Services and it’s subprojects like Procyberian Systems Distribution(a Debian GNU/Linux based distribution and software suite), Mass Collaboration Labs, amassivus, godigitalist and bilsege and only QB Networks will be a company but the others are as Free Software communities.</text:p>
              </text:list-item>
              <text:list-item>
                <text:p>Please see our latest <text:a xlink:href="https://github.com/masscollabs/masscollabs/blob/master/CODE_OF_CONDUCT.md" xlink:type="simple">Code of Conduc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6" draw:layer="layout" svg:width="24cm" svg:height="3.506cm" svg:x="1cm" svg:y="0.837cm" presentation:class="title">
          <draw:text-box>
            <text:p text:style-name="P2">QB Networks<text:line-break/>Masscollabs Services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We embrace The Debian Community and also GNU, Linux, GNOME and other Free Software communities.</text:p>
              </text:list-item>
              <text:list-item>
                <text:p>We encourage our members to become FSF members and contribute to <text:a xlink:href="https://directory.fsf.org/wiki/Main_Page" xlink:type="simple">Free Software Directory</text:a></text:p>
              </text:list-item>
              <text:list-item>
                <text:p>We also want to contribute other Free Software foundations and commun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Content by Mert Gör(Founder)<text:line-break/><text:a xlink:href="https://www.qbnetworks.xyz/" xlink:type="simple">https://www.qbnetworks.xyz/</text:a><text:line-break/>License: CC BY-SA 4.0 or later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 xlink:type="simple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50000000400E4C42A7BAD1986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08:29:39.719860757</meta:creation-date>
    <meta:editing-duration>PT19M31S</meta:editing-duration>
    <meta:editing-cycles>16</meta:editing-cycles>
    <dc:title>DebianTalk</dc:title>
    <meta:generator>LibreOffice/7.4.7.2$Linux_X86_64 LibreOffice_project/40$Build-2</meta:generator>
    <dc:date>2024-06-22T08:49:16.314835054</dc:date>
    <meta:document-statistic meta:object-count="37"/>
  </office:meta>
</office:document-meta>
</file>